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158466" draw:marker-end="Symmetric_20_Arrow" draw:fill="solid" draw:textarea-vertical-align="middle"/>
    </style:style>
    <style:style style:name="gr4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frame draw:style-name="gr2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9.279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3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4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frame draw:style-name="gr2" draw:text-style-name="P2" draw:layer="layout" svg:width="0.431cm" svg:height="0.2cm" svg:x="6.207cm" svg:y="18.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529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8T22:19:53.495400438</dc:date>
    <meta:editing-duration>PT2H35M8S</meta:editing-duration>
    <meta:editing-cycles>52</meta:editing-cycles>
    <meta:generator>LibreOffice/6.4.7.2$Linux_X86_64 LibreOffice_project/4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